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row table:style-name="ro1">
          <table:table-cell table:style-name="ce1" office:value-type="string">
            <text:p>id_act</text:p>
          </table:table-cell>
          <table:table-cell table:style-name="ce1" office:value-type="string">
            <text:p>lib_act</text:p>
          </table:table-cell>
          <table:table-cell table:style-name="ce1" office:value-type="string">
            <text:p>SommeDenb_h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nnis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ootball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ym</text:p>
          </table:table-cell>
          <table:table-cell office:value-type="float" office:value="35">
            <text:p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FR">
      <number:number number:decimal-places="0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2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q_5f_tot_5f_inscr_5f_par_5f_act" style:display-name="PageStyle_rq_tot_inscr_par_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1T12:19:24.60</dc:date>
    <meta:editing-duration>PT10S</meta:editing-duration>
    <meta:editing-cycles>2</meta:editing-cycles>
    <meta:generator>OpenOffice.org/3.3$Win32 OpenOffice.org_project/330m20$Build-9567</meta:generator>
    <meta:document-statistic meta:table-count="1" meta:cell-count="12" meta:object-count="0"/>
  </office:meta>
</office:document-meta>
</file>